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Bueno" style:data-style-name="N0">
      <style:table-cell-properties fo:background-color="#C6EFCE"/>
      <style:text-properties fo:color="#006100"/>
    </style:style>
    <style:style style:name="co1" style:family="table-column">
      <style:table-column-properties fo:break-before="auto" style:column-width="2.2225cm" style:use-optimal-column-width="true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oatingMotion_mk6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time (s)</text:p>
          </table:table-cell>
          <table:table-cell office:value-type="string" table:style-name="ce2">
            <text:p>surge_exp</text:p>
          </table:table-cell>
          <table:table-cell office:value-type="string" table:style-name="ce2">
            <text:p>heave_exp</text:p>
          </table:table-cell>
          <table:table-cell office:value-type="string" table:style-name="ce2">
            <text:p>roll_exp</text:p>
          </table:table-cell>
          <table:table-cell table:number-columns-repeated="2"/>
          <table:table-cell table:style-name="ce1">
            <draw:frame draw:z-index="1" draw:id="id0" draw:style-name="a0" draw:name="Gráfico 4" svg:x="0in" svg:y="0.1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1.909946672" table:style-name="ce3">
            <text:p>1.909946672</text:p>
          </table:table-cell>
          <table:table-cell office:value-type="float" office:value="-9.9999862384000007E-2" table:style-name="ce3">
            <text:p>-0.099999862</text:p>
          </table:table-cell>
          <table:table-cell office:value-type="float" office:value="-1.5240000000000002E-2" table:style-name="ce3">
            <text:p>-0.01524</text:p>
          </table:table-cell>
          <table:table-cell office:value-type="float" office:value="0.85979381443298974" table:style-name="ce3">
            <text:p>0.859793814</text:p>
          </table:table-cell>
          <table:table-cell table:number-columns-repeated="16380"/>
        </table:table-row>
        <table:table-row table:style-name="ro1">
          <table:table-cell office:value-type="float" office:value="1.9765999999999999" table:style-name="ce3">
            <text:p>1.9766</text:p>
          </table:table-cell>
          <table:table-cell office:value-type="float" office:value="-9.4280000000000003E-2" table:style-name="ce3">
            <text:p>-0.09428</text:p>
          </table:table-cell>
          <table:table-cell office:value-type="float" office:value="1.9495599999999999E-3" table:style-name="ce3">
            <text:p>0.00194956</text:p>
          </table:table-cell>
          <table:table-cell office:value-type="float" office:value="-2.3025872164948451" table:style-name="ce3">
            <text:p>-2.302587216</text:p>
          </table:table-cell>
          <table:table-cell table:number-columns-repeated="16380"/>
        </table:table-row>
        <table:table-row table:style-name="ro1">
          <table:table-cell office:value-type="float" office:value="2.04332" table:style-name="ce3">
            <text:p>2.04332</text:p>
          </table:table-cell>
          <table:table-cell office:value-type="float" office:value="-8.1640000000000004E-2" table:style-name="ce3">
            <text:p>-0.08164</text:p>
          </table:table-cell>
          <table:table-cell office:value-type="float" office:value="2.0280000000000003E-2" table:style-name="ce3">
            <text:p>0.02028</text:p>
          </table:table-cell>
          <table:table-cell office:value-type="float" office:value="-5.2193814432989694" table:style-name="ce3">
            <text:p>-5.219381443</text:p>
          </table:table-cell>
          <table:table-cell table:number-columns-repeated="16380"/>
        </table:table-row>
        <table:table-row table:style-name="ro1">
          <table:table-cell office:value-type="float" office:value="2.1099199999999998" table:style-name="ce3">
            <text:p>2.10992</text:p>
          </table:table-cell>
          <table:table-cell office:value-type="float" office:value="-6.5040000000000001E-2" table:style-name="ce3">
            <text:p>-0.06504</text:p>
          </table:table-cell>
          <table:table-cell office:value-type="float" office:value="3.3480000000000003E-2" table:style-name="ce3">
            <text:p>0.03348</text:p>
          </table:table-cell>
          <table:table-cell office:value-type="float" office:value="-7.7579381443298976" table:style-name="ce3">
            <text:p>-7.757938144</text:p>
          </table:table-cell>
          <table:table-cell table:number-columns-repeated="16380"/>
        </table:table-row>
        <table:table-row table:style-name="ro1">
          <table:table-cell office:value-type="float" office:value="2.1766399999999999" table:style-name="ce3">
            <text:p>2.17664</text:p>
          </table:table-cell>
          <table:table-cell office:value-type="float" office:value="-4.7840000000000008E-2" table:style-name="ce3">
            <text:p>-0.04784</text:p>
          </table:table-cell>
          <table:table-cell office:value-type="float" office:value="4.4400000000000002E-2" table:style-name="ce3">
            <text:p>0.0444</text:p>
          </table:table-cell>
          <table:table-cell office:value-type="float" office:value="-10.71958762886598" table:style-name="ce3">
            <text:p>-10.71958763</text:p>
          </table:table-cell>
          <table:table-cell table:number-columns-repeated="16380"/>
        </table:table-row>
        <table:table-row table:style-name="ro1">
          <table:table-cell office:value-type="float" office:value="2.2432400000000001" table:style-name="ce3">
            <text:p>2.24324</text:p>
          </table:table-cell>
          <table:table-cell office:value-type="float" office:value="-2.3719999999999991E-2" table:style-name="ce3">
            <text:p>-0.02372</text:p>
          </table:table-cell>
          <table:table-cell office:value-type="float" office:value="5.0680000000000003E-2" table:style-name="ce3">
            <text:p>0.05068</text:p>
          </table:table-cell>
          <table:table-cell office:value-type="float" office:value="-12.983505154639177" table:style-name="ce3">
            <text:p>-12.98350515</text:p>
          </table:table-cell>
          <table:table-cell table:number-columns-repeated="16380"/>
        </table:table-row>
        <table:table-row table:style-name="ro1">
          <table:table-cell office:value-type="float" office:value="2.3099599999999998" table:style-name="ce3">
            <text:p>2.30996</text:p>
          </table:table-cell>
          <table:table-cell office:value-type="float" office:value="-1.9599999999999895E-3" table:style-name="ce3">
            <text:p>-0.00196</text:p>
          </table:table-cell>
          <table:table-cell office:value-type="float" office:value="4.8399999999999999E-2" table:style-name="ce3">
            <text:p>0.0484</text:p>
          </table:table-cell>
          <table:table-cell office:value-type="float" office:value="-14.505154639175258" table:style-name="ce3">
            <text:p>-14.50515464</text:p>
          </table:table-cell>
          <table:table-cell table:number-columns-repeated="16380"/>
        </table:table-row>
        <table:table-row table:style-name="ro1">
          <table:table-cell office:value-type="float" office:value="2.37656" table:style-name="ce3">
            <text:p>2.37656</text:p>
          </table:table-cell>
          <table:table-cell office:value-type="float" office:value="1.9280000000000005E-2" table:style-name="ce3">
            <text:p>0.01928</text:p>
          </table:table-cell>
          <table:table-cell office:value-type="float" office:value="4.2080000000000006E-2" table:style-name="ce3">
            <text:p>0.04208</text:p>
          </table:table-cell>
          <table:table-cell office:value-type="float" office:value="-15.11381443298969" table:style-name="ce3">
            <text:p>-15.11381443</text:p>
          </table:table-cell>
          <table:table-cell table:number-columns-repeated="16380"/>
        </table:table-row>
        <table:table-row table:style-name="ro1">
          <table:table-cell office:value-type="float" office:value="2.4432799999999997" table:style-name="ce3">
            <text:p>2.44328</text:p>
          </table:table-cell>
          <table:table-cell office:value-type="float" office:value="3.7599999999999995E-2" table:style-name="ce3">
            <text:p>0.0376</text:p>
          </table:table-cell>
          <table:table-cell office:value-type="float" office:value="3.1760000000000004E-2" table:style-name="ce3">
            <text:p>0.03176</text:p>
          </table:table-cell>
          <table:table-cell office:value-type="float" office:value="-15.11381443298969" table:style-name="ce3">
            <text:p>-15.11381443</text:p>
          </table:table-cell>
          <table:table-cell table:number-columns-repeated="16380"/>
        </table:table-row>
        <table:table-row table:style-name="ro1">
          <table:table-cell office:value-type="float" office:value="2.5099999999999998" table:style-name="ce3">
            <text:p>2.51</text:p>
          </table:table-cell>
          <table:table-cell office:value-type="float" office:value="5.4800000000000015E-2" table:style-name="ce3">
            <text:p>0.0548</text:p>
          </table:table-cell>
          <table:table-cell office:value-type="float" office:value="1.6840000000000001E-2" table:style-name="ce3">
            <text:p>0.01684</text:p>
          </table:table-cell>
          <table:table-cell office:value-type="float" office:value="-13.39175257731959" table:style-name="ce3">
            <text:p>-13.39175258</text:p>
          </table:table-cell>
          <table:table-cell table:number-columns-repeated="16380"/>
        </table:table-row>
        <table:table-row table:style-name="ro1">
          <table:table-cell office:value-type="float" office:value="2.5766" table:style-name="ce3">
            <text:p>2.5766</text:p>
          </table:table-cell>
          <table:table-cell office:value-type="float" office:value="6.5120000000000011E-2" table:style-name="ce3">
            <text:p>0.06512</text:p>
          </table:table-cell>
          <table:table-cell office:value-type="float" office:value="8.0276000000000002E-4" table:style-name="ce3">
            <text:p>0.00080276</text:p>
          </table:table-cell>
          <table:table-cell office:value-type="float" office:value="-11.669690721649486" table:style-name="ce3">
            <text:p>-11.66969072</text:p>
          </table:table-cell>
          <table:table-cell table:number-columns-repeated="16380"/>
        </table:table-row>
        <table:table-row table:style-name="ro1">
          <table:table-cell office:value-type="float" office:value="2.6433200000000001" table:style-name="ce3">
            <text:p>2.64332</text:p>
          </table:table-cell>
          <table:table-cell office:value-type="float" office:value="7.0880000000000026E-2" table:style-name="ce3">
            <text:p>0.07088</text:p>
          </table:table-cell>
          <table:table-cell office:value-type="float" office:value="-1.124E-2" table:style-name="ce3">
            <text:p>-0.01124</text:p>
          </table:table-cell>
          <table:table-cell office:value-type="float" office:value="-8.5595876288659802" table:style-name="ce3">
            <text:p>-8.559587629</text:p>
          </table:table-cell>
          <table:table-cell table:number-columns-repeated="16380"/>
        </table:table-row>
        <table:table-row table:style-name="ro1">
          <table:table-cell office:value-type="float" office:value="2.7099199999999999" table:style-name="ce3">
            <text:p>2.70992</text:p>
          </table:table-cell>
          <table:table-cell office:value-type="float" office:value="7.2599999999999998E-2" table:style-name="ce3">
            <text:p>0.0726</text:p>
          </table:table-cell>
          <table:table-cell office:value-type="float" office:value="-2.2720000000000004E-2" table:style-name="ce3">
            <text:p>-0.02272</text:p>
          </table:table-cell>
          <table:table-cell office:value-type="float" office:value="-5.0263917525773198" table:style-name="ce3">
            <text:p>-5.026391753</text:p>
          </table:table-cell>
          <table:table-cell table:number-columns-repeated="16380"/>
        </table:table-row>
        <table:table-row table:style-name="ro1">
          <table:table-cell office:value-type="float" office:value="2.77664" table:style-name="ce3">
            <text:p>2.77664</text:p>
          </table:table-cell>
          <table:table-cell office:value-type="float" office:value="6.9159999999999999E-2" table:style-name="ce3">
            <text:p>0.06916</text:p>
          </table:table-cell>
          <table:table-cell office:value-type="float" office:value="-3.1879999999999999E-2" table:style-name="ce3">
            <text:p>-0.03188</text:p>
          </table:table-cell>
          <table:table-cell office:value-type="float" office:value="-1.7158762886597938" table:style-name="ce3">
            <text:p>-1.715876289</text:p>
          </table:table-cell>
          <table:table-cell table:number-columns-repeated="16380"/>
        </table:table-row>
        <table:table-row table:style-name="ro1">
          <table:table-cell office:value-type="float" office:value="2.8432399999999998" table:style-name="ce3">
            <text:p>2.84324</text:p>
          </table:table-cell>
          <table:table-cell office:value-type="float" office:value="6.2280000000000002E-2" table:style-name="ce3">
            <text:p>0.06228</text:p>
          </table:table-cell>
          <table:table-cell office:value-type="float" office:value="-3.7600000000000001E-2" table:style-name="ce3">
            <text:p>-0.0376</text:p>
          </table:table-cell>
          <table:table-cell office:value-type="float" office:value="1.0602061855670106" table:style-name="ce3">
            <text:p>1.060206186</text:p>
          </table:table-cell>
          <table:table-cell table:number-columns-repeated="16380"/>
        </table:table-row>
        <table:table-row table:style-name="ro1">
          <table:table-cell office:value-type="float" office:value="2.9099599999999999" table:style-name="ce3">
            <text:p>2.90996</text:p>
          </table:table-cell>
          <table:table-cell office:value-type="float" office:value="5.3680000000000005E-2" table:style-name="ce3">
            <text:p>0.05368</text:p>
          </table:table-cell>
          <table:table-cell office:value-type="float" office:value="-4.1640000000000003E-2" table:style-name="ce3">
            <text:p>-0.04164</text:p>
          </table:table-cell>
          <table:table-cell office:value-type="float" office:value="3.5022680412371141" table:style-name="ce3">
            <text:p>3.502268041</text:p>
          </table:table-cell>
          <table:table-cell table:number-columns-repeated="2"/>
          <table:table-cell table:style-name="ce1">
            <draw:frame draw:z-index="2" draw:id="id1" draw:style-name="a1" draw:name="Gráfico 5" svg:x="0in" svg:y="0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2.9765600000000001" table:style-name="ce3">
            <text:p>2.97656</text:p>
          </table:table-cell>
          <table:table-cell office:value-type="float" office:value="4.3920000000000015E-2" table:style-name="ce3">
            <text:p>0.04392</text:p>
          </table:table-cell>
          <table:table-cell office:value-type="float" office:value="-4.0480000000000002E-2" table:style-name="ce3">
            <text:p>-0.04048</text:p>
          </table:table-cell>
          <table:table-cell office:value-type="float" office:value="5.3208247422680426" table:style-name="ce3">
            <text:p>5.320824742</text:p>
          </table:table-cell>
          <table:table-cell table:number-columns-repeated="16380"/>
        </table:table-row>
        <table:table-row table:style-name="ro1">
          <table:table-cell office:value-type="float" office:value="3.0432799999999998" table:style-name="ce3">
            <text:p>3.04328</text:p>
          </table:table-cell>
          <table:table-cell office:value-type="float" office:value="3.531999999999999E-2" table:style-name="ce3">
            <text:p>0.03532</text:p>
          </table:table-cell>
          <table:table-cell office:value-type="float" office:value="-3.8200000000000005E-2" table:style-name="ce3">
            <text:p>-0.0382</text:p>
          </table:table-cell>
          <table:table-cell office:value-type="float" office:value="5.988865979381444" table:style-name="ce3">
            <text:p>5.988865979</text:p>
          </table:table-cell>
          <table:table-cell table:number-columns-repeated="16380"/>
        </table:table-row>
        <table:table-row table:style-name="ro1">
          <table:table-cell office:value-type="float" office:value="3.1099999999999994" table:style-name="ce3">
            <text:p>3.11</text:p>
          </table:table-cell>
          <table:table-cell office:value-type="float" office:value="3.0719999999999997E-2" table:style-name="ce3">
            <text:p>0.03072</text:p>
          </table:table-cell>
          <table:table-cell office:value-type="float" office:value="-2.8999999999999998E-2" table:style-name="ce3">
            <text:p>-0.029</text:p>
          </table:table-cell>
          <table:table-cell office:value-type="float" office:value="5.4767010309278348" table:style-name="ce3">
            <text:p>5.476701031</text:p>
          </table:table-cell>
          <table:table-cell table:number-columns-repeated="16380"/>
        </table:table-row>
        <table:table-row table:style-name="ro1">
          <table:table-cell office:value-type="float" office:value="3.1766000000000001" table:style-name="ce3">
            <text:p>3.1766</text:p>
          </table:table-cell>
          <table:table-cell office:value-type="float" office:value="2.4999999999999994E-2" table:style-name="ce3">
            <text:p>0.025</text:p>
          </table:table-cell>
          <table:table-cell office:value-type="float" office:value="-1.984E-2" table:style-name="ce3">
            <text:p>-0.01984</text:p>
          </table:table-cell>
          <table:table-cell office:value-type="float" office:value="4.370721649484536" table:style-name="ce3">
            <text:p>4.370721649</text:p>
          </table:table-cell>
          <table:table-cell table:number-columns-repeated="16380"/>
        </table:table-row>
        <table:table-row table:style-name="ro1">
          <table:table-cell office:value-type="float" office:value="3.2433199999999998" table:style-name="ce3">
            <text:p>3.24332</text:p>
          </table:table-cell>
          <table:table-cell office:value-type="float" office:value="2.6160000000000017E-2" table:style-name="ce3">
            <text:p>0.02616</text:p>
          </table:table-cell>
          <table:table-cell office:value-type="float" office:value="-7.2400000000000008E-3" table:style-name="ce3">
            <text:p>-0.00724</text:p>
          </table:table-cell>
          <table:table-cell office:value-type="float" office:value="1.8692783505154651" table:style-name="ce3">
            <text:p>1.869278351</text:p>
          </table:table-cell>
          <table:table-cell table:number-columns-repeated="16380"/>
        </table:table-row>
        <table:table-row table:style-name="ro1">
          <table:table-cell office:value-type="float" office:value="3.30992" table:style-name="ce3">
            <text:p>3.30992</text:p>
          </table:table-cell>
          <table:table-cell office:value-type="float" office:value="3.1879999999999992E-2" table:style-name="ce3">
            <text:p>0.03188</text:p>
          </table:table-cell>
          <table:table-cell office:value-type="float" office:value="5.96E-3" table:style-name="ce3">
            <text:p>0.00596</text:p>
          </table:table-cell>
          <table:table-cell office:value-type="float" office:value="-0.43917525773195853" table:style-name="ce3">
            <text:p>-0.439175258</text:p>
          </table:table-cell>
          <table:table-cell table:number-columns-repeated="16380"/>
        </table:table-row>
        <table:table-row table:style-name="ro1">
          <table:table-cell office:value-type="float" office:value="3.3766400000000001" table:style-name="ce3">
            <text:p>3.37664</text:p>
          </table:table-cell>
          <table:table-cell office:value-type="float" office:value="4.448000000000002E-2" table:style-name="ce3">
            <text:p>0.04448</text:p>
          </table:table-cell>
          <table:table-cell office:value-type="float" office:value="2.0280000000000003E-2" table:style-name="ce3">
            <text:p>0.02028</text:p>
          </table:table-cell>
          <table:table-cell office:value-type="float" office:value="-3.3740362886597941" table:style-name="ce3">
            <text:p>-3.374036289</text:p>
          </table:table-cell>
          <table:table-cell table:number-columns-repeated="16380"/>
        </table:table-row>
        <table:table-row table:style-name="ro1">
          <table:table-cell office:value-type="float" office:value="3.4432399999999999" table:style-name="ce3">
            <text:p>3.44324</text:p>
          </table:table-cell>
          <table:table-cell office:value-type="float" office:value="6.0560000000000003E-2" table:style-name="ce3">
            <text:p>0.06056</text:p>
          </table:table-cell>
          <table:table-cell office:value-type="float" office:value="3.2320000000000002E-2" table:style-name="ce3">
            <text:p>0.03232</text:p>
          </table:table-cell>
          <table:table-cell office:value-type="float" office:value="-6.6519587628865988" table:style-name="ce3">
            <text:p>-6.651958763</text:p>
          </table:table-cell>
          <table:table-cell table:number-columns-repeated="16380"/>
        </table:table-row>
        <table:table-row table:style-name="ro1">
          <table:table-cell office:value-type="float" office:value="3.50996" table:style-name="ce3">
            <text:p>3.50996</text:p>
          </table:table-cell>
          <table:table-cell office:value-type="float" office:value="8.0600000000000005E-2" table:style-name="ce3">
            <text:p>0.0806</text:p>
          </table:table-cell>
          <table:table-cell office:value-type="float" office:value="4.1520000000000001E-2" table:style-name="ce3">
            <text:p>0.04152</text:p>
          </table:table-cell>
          <table:table-cell office:value-type="float" office:value="-10.021855670103093" table:style-name="ce3">
            <text:p>-10.02185567</text:p>
          </table:table-cell>
          <table:table-cell table:number-columns-repeated="16380"/>
        </table:table-row>
        <table:table-row table:style-name="ro1">
          <table:table-cell office:value-type="float" office:value="3.5765599999999997" table:style-name="ce3">
            <text:p>3.57656</text:p>
          </table:table-cell>
          <table:table-cell office:value-type="float" office:value="0.10128000000000001" table:style-name="ce3">
            <text:p>0.10128</text:p>
          </table:table-cell>
          <table:table-cell office:value-type="float" office:value="4.6679999999999999E-2" table:style-name="ce3">
            <text:p>0.04668</text:p>
          </table:table-cell>
          <table:table-cell office:value-type="float" office:value="-12.61237113402062" table:style-name="ce3">
            <text:p>-12.61237113</text:p>
          </table:table-cell>
          <table:table-cell table:number-columns-repeated="16380"/>
        </table:table-row>
        <table:table-row table:style-name="ro1">
          <table:table-cell office:value-type="float" office:value="3.6432799999999999" table:style-name="ce3">
            <text:p>3.64328</text:p>
          </table:table-cell>
          <table:table-cell office:value-type="float" office:value="0.12364000000000003" table:style-name="ce3">
            <text:p>0.12364</text:p>
          </table:table-cell>
          <table:table-cell office:value-type="float" office:value="4.6120000000000001E-2" table:style-name="ce3">
            <text:p>0.04612</text:p>
          </table:table-cell>
          <table:table-cell office:value-type="float" office:value="-14.438350515463918" table:style-name="ce3">
            <text:p>-14.43835052</text:p>
          </table:table-cell>
          <table:table-cell table:number-columns-repeated="16380"/>
        </table:table-row>
        <table:table-row table:style-name="ro1">
          <table:table-cell office:value-type="float" office:value="3.71" table:style-name="ce3">
            <text:p>3.71</text:p>
          </table:table-cell>
          <table:table-cell office:value-type="float" office:value="0.14599999999999999" table:style-name="ce3">
            <text:p>0.146</text:p>
          </table:table-cell>
          <table:table-cell office:value-type="float" office:value="4.0960000000000003E-2" table:style-name="ce3">
            <text:p>0.04096</text:p>
          </table:table-cell>
          <table:table-cell office:value-type="float" office:value="-15.188041237113403" table:style-name="ce3">
            <text:p>-15.18804124</text:p>
          </table:table-cell>
          <table:table-cell table:number-columns-repeated="16380"/>
        </table:table-row>
        <table:table-row table:style-name="ro1">
          <table:table-cell office:value-type="float" office:value="3.7766000000000002" table:style-name="ce3">
            <text:p>3.7766</text:p>
          </table:table-cell>
          <table:table-cell office:value-type="float" office:value="0.16432000000000005" table:style-name="ce3">
            <text:p>0.16432</text:p>
          </table:table-cell>
          <table:table-cell office:value-type="float" office:value="3.1200000000000002E-2" table:style-name="ce3">
            <text:p>0.0312</text:p>
          </table:table-cell>
          <table:table-cell office:value-type="float" office:value="-15.009896907216495" table:style-name="ce3">
            <text:p>-15.00989691</text:p>
          </table:table-cell>
          <table:table-cell table:number-columns-repeated="16380"/>
        </table:table-row>
        <table:table-row table:style-name="ro1">
          <table:table-cell office:value-type="float" office:value="3.8433199999999998" table:style-name="ce3">
            <text:p>3.84332</text:p>
          </table:table-cell>
          <table:table-cell office:value-type="float" office:value="0.17979999999999999" table:style-name="ce3">
            <text:p>0.1798</text:p>
          </table:table-cell>
          <table:table-cell office:value-type="float" office:value="1.856E-2" table:style-name="ce3">
            <text:p>0.01856</text:p>
          </table:table-cell>
          <table:table-cell office:value-type="float" office:value="-13.725773195876288" table:style-name="ce3">
            <text:p>-13.7257732</text:p>
          </table:table-cell>
          <table:table-cell table:number-columns-repeated="16380"/>
        </table:table-row>
        <table:table-row table:style-name="ro1">
          <table:table-cell office:value-type="float" office:value="3.9099199999999996" table:style-name="ce3">
            <text:p>3.90992</text:p>
          </table:table-cell>
          <table:table-cell office:value-type="float" office:value="0.18839999999999998" table:style-name="ce3">
            <text:p>0.1884</text:p>
          </table:table-cell>
          <table:table-cell office:value-type="float" office:value="2.29356E-4" table:style-name="ce3">
            <text:p>0.000229356</text:p>
          </table:table-cell>
          <table:table-cell office:value-type="float" office:value="-10.882886597938146" table:style-name="ce3">
            <text:p>-10.8828866</text:p>
          </table:table-cell>
          <table:table-cell table:number-columns-repeated="16380"/>
        </table:table-row>
        <table:table-row table:style-name="ro1">
          <table:table-cell office:value-type="float" office:value="3.9766399999999997" table:style-name="ce3">
            <text:p>3.97664</text:p>
          </table:table-cell>
          <table:table-cell office:value-type="float" office:value="0.19355999999999998" table:style-name="ce3">
            <text:p>0.19356</text:p>
          </table:table-cell>
          <table:table-cell office:value-type="float" office:value="-1.2959999999999999E-2" table:style-name="ce3">
            <text:p>-0.01296</text:p>
          </table:table-cell>
          <table:table-cell office:value-type="float" office:value="-7.7208247422680421" table:style-name="ce3">
            <text:p>-7.720824742</text:p>
          </table:table-cell>
          <table:table-cell table:number-columns-repeated="2"/>
          <table:table-cell table:style-name="ce1">
            <draw:frame draw:z-index="3" draw:id="id2" draw:style-name="a2" draw:name="Gráfico 6" svg:x="0in" svg:y="0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4.0432399999999999" table:style-name="ce3">
            <text:p>4.04324</text:p>
          </table:table-cell>
          <table:table-cell office:value-type="float" office:value="0.19072000000000003" table:style-name="ce3">
            <text:p>0.19072</text:p>
          </table:table-cell>
          <table:table-cell office:value-type="float" office:value="-2.6160000000000003E-2" table:style-name="ce3">
            <text:p>-0.02616</text:p>
          </table:table-cell>
          <table:table-cell office:value-type="float" office:value="-4.5810309278350516" table:style-name="ce3">
            <text:p>-4.581030928</text:p>
          </table:table-cell>
          <table:table-cell table:number-columns-repeated="16380"/>
        </table:table-row>
        <table:table-row table:style-name="ro1">
          <table:table-cell office:value-type="float" office:value="4.1099600000000001" table:style-name="ce3">
            <text:p>4.10996</text:p>
          </table:table-cell>
          <table:table-cell office:value-type="float" office:value="0.18496000000000004" table:style-name="ce3">
            <text:p>0.18496</text:p>
          </table:table-cell>
          <table:table-cell office:value-type="float" office:value="-3.6480000000000005E-2" table:style-name="ce3">
            <text:p>-0.03648</text:p>
          </table:table-cell>
          <table:table-cell office:value-type="float" office:value="-1.3076288659793811" table:style-name="ce3">
            <text:p>-1.307628866</text:p>
          </table:table-cell>
          <table:table-cell table:number-columns-repeated="16380"/>
        </table:table-row>
        <table:table-row table:style-name="ro1">
          <table:table-cell office:value-type="float" office:value="4.1765600000000003" table:style-name="ce3">
            <text:p>4.17656</text:p>
          </table:table-cell>
          <table:table-cell office:value-type="float" office:value="0.17408000000000004" table:style-name="ce3">
            <text:p>0.17408</text:p>
          </table:table-cell>
          <table:table-cell office:value-type="float" office:value="-4.3920000000000001E-2" table:style-name="ce3">
            <text:p>-0.04392</text:p>
          </table:table-cell>
          <table:table-cell office:value-type="float" office:value="1.6911340206185574" table:style-name="ce3">
            <text:p>1.691134021</text:p>
          </table:table-cell>
          <table:table-cell table:number-columns-repeated="16380"/>
        </table:table-row>
        <table:table-row table:style-name="ro1">
          <table:table-cell office:value-type="float" office:value="4.2432800000000004" table:style-name="ce3">
            <text:p>4.24328</text:p>
          </table:table-cell>
          <table:table-cell office:value-type="float" office:value="0.16259999999999999" table:style-name="ce3">
            <text:p>0.1626</text:p>
          </table:table-cell>
          <table:table-cell office:value-type="float" office:value="-4.7920000000000004E-2" table:style-name="ce3">
            <text:p>-0.04792</text:p>
          </table:table-cell>
          <table:table-cell office:value-type="float" office:value="4.2296907216494857" table:style-name="ce3">
            <text:p>4.229690722</text:p>
          </table:table-cell>
          <table:table-cell table:number-columns-repeated="16380"/>
        </table:table-row>
        <table:table-row table:style-name="ro1">
          <table:table-cell office:value-type="float" office:value="4.3099999999999996" table:style-name="ce3">
            <text:p>4.31</text:p>
          </table:table-cell>
          <table:table-cell office:value-type="float" office:value="0.15056" table:style-name="ce3">
            <text:p>0.15056</text:p>
          </table:table-cell>
          <table:table-cell office:value-type="float" office:value="-4.6200000000000005E-2" table:style-name="ce3">
            <text:p>-0.0462</text:p>
          </table:table-cell>
          <table:table-cell office:value-type="float" office:value="5.2985567010309289" table:style-name="ce3">
            <text:p>5.298556701</text:p>
          </table:table-cell>
          <table:table-cell table:number-columns-repeated="16380"/>
        </table:table-row>
        <table:table-row table:style-name="ro1">
          <table:table-cell office:value-type="float" office:value="4.3765999999999998" table:style-name="ce3">
            <text:p>4.3766</text:p>
          </table:table-cell>
          <table:table-cell office:value-type="float" office:value="0.14256000000000002" table:style-name="ce3">
            <text:p>0.14256</text:p>
          </table:table-cell>
          <table:table-cell office:value-type="float" office:value="-3.9320000000000001E-2" table:style-name="ce3">
            <text:p>-0.03932</text:p>
          </table:table-cell>
          <table:table-cell office:value-type="float" office:value="5.0090721649484546" table:style-name="ce3">
            <text:p>5.009072165</text:p>
          </table:table-cell>
          <table:table-cell table:number-columns-repeated="16380"/>
        </table:table-row>
        <table:table-row table:style-name="ro1">
          <table:table-cell office:value-type="float" office:value="4.4433199999999999" table:style-name="ce3">
            <text:p>4.44332</text:p>
          </table:table-cell>
          <table:table-cell office:value-type="float" office:value="0.13740000000000002" table:style-name="ce3">
            <text:p>0.1374</text:p>
          </table:table-cell>
          <table:table-cell office:value-type="float" office:value="-2.844E-2" table:style-name="ce3">
            <text:p>-0.02844</text:p>
          </table:table-cell>
          <table:table-cell office:value-type="float" office:value="3.9402061855670114" table:style-name="ce3">
            <text:p>3.940206186</text:p>
          </table:table-cell>
          <table:table-cell table:number-columns-repeated="16380"/>
        </table:table-row>
        <table:table-row table:style-name="ro1">
          <table:table-cell office:value-type="float" office:value="4.5099199999999993" table:style-name="ce3">
            <text:p>4.50992</text:p>
          </table:table-cell>
          <table:table-cell office:value-type="float" office:value="0.13852000000000003" table:style-name="ce3">
            <text:p>0.13852</text:p>
          </table:table-cell>
          <table:table-cell office:value-type="float" office:value="-1.2959999999999999E-2" table:style-name="ce3">
            <text:p>-0.01296</text:p>
          </table:table-cell>
          <table:table-cell office:value-type="float" office:value="1.6317525773195873" table:style-name="ce3">
            <text:p>1.631752577</text:p>
          </table:table-cell>
          <table:table-cell table:number-columns-repeated="16380"/>
        </table:table-row>
        <table:table-row table:style-name="ro1">
          <table:table-cell office:value-type="float" office:value="4.5766399999999994" table:style-name="ce3">
            <text:p>4.57664</text:p>
          </table:table-cell>
          <table:table-cell office:value-type="float" office:value="0.14656" table:style-name="ce3">
            <text:p>0.14656</text:p>
          </table:table-cell>
          <table:table-cell office:value-type="float" office:value="4.8000000000000004E-3" table:style-name="ce3">
            <text:p>0.0048</text:p>
          </table:table-cell>
          <table:table-cell office:value-type="float" office:value="-0.75092783505154648" table:style-name="ce3">
            <text:p>-0.750927835</text:p>
          </table:table-cell>
          <table:table-cell table:number-columns-repeated="16380"/>
        </table:table-row>
        <table:table-row table:style-name="ro1">
          <table:table-cell office:value-type="float" office:value="4.6432400000000005" table:style-name="ce3">
            <text:p>4.64324</text:p>
          </table:table-cell>
          <table:table-cell office:value-type="float" office:value="0.16259999999999999" table:style-name="ce3">
            <text:p>0.1626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-3.4143117525773197" table:style-name="ce3">
            <text:p>-3.414311753</text:p>
          </table:table-cell>
          <table:table-cell table:number-columns-repeated="16380"/>
        </table:table-row>
        <table:table-row table:style-name="ro1">
          <table:table-cell office:value-type="float" office:value="4.7099599999999997" table:style-name="ce3">
            <text:p>4.70996</text:p>
          </table:table-cell>
          <table:table-cell office:value-type="float" office:value="0.18267999999999998" table:style-name="ce3">
            <text:p>0.18268</text:p>
          </table:table-cell>
          <table:table-cell office:value-type="float" office:value="3.8640000000000008E-2" table:style-name="ce3">
            <text:p>0.03864</text:p>
          </table:table-cell>
          <table:table-cell office:value-type="float" office:value="-7.8470103092783505" table:style-name="ce3">
            <text:p>-7.847010309</text:p>
          </table:table-cell>
          <table:table-cell table:number-columns-repeated="16380"/>
        </table:table-row>
        <table:table-row table:style-name="ro1">
          <table:table-cell office:value-type="float" office:value="4.7765599999999999" table:style-name="ce3">
            <text:p>4.77656</text:p>
          </table:table-cell>
          <table:table-cell office:value-type="float" office:value="0.20215999999999998" table:style-name="ce3">
            <text:p>0.20216</text:p>
          </table:table-cell>
          <table:table-cell office:value-type="float" office:value="4.7240000000000004E-2" table:style-name="ce3">
            <text:p>0.04724</text:p>
          </table:table-cell>
          <table:table-cell office:value-type="float" office:value="-11.550927835051548" table:style-name="ce3">
            <text:p>-11.55092784</text:p>
          </table:table-cell>
          <table:table-cell table:number-columns-repeated="16380"/>
        </table:table-row>
        <table:table-row table:style-name="ro1">
          <table:table-cell office:value-type="float" office:value="4.84328" table:style-name="ce3">
            <text:p>4.84328</text:p>
          </table:table-cell>
          <table:table-cell office:value-type="float" office:value="0.22800000000000001" table:style-name="ce3">
            <text:p>0.228</text:p>
          </table:table-cell>
          <table:table-cell office:value-type="float" office:value="5.1839999999999997E-2" table:style-name="ce3">
            <text:p>0.05184</text:p>
          </table:table-cell>
          <table:table-cell office:value-type="float" office:value="-14.223092783505155" table:style-name="ce3">
            <text:p>-14.22309278</text:p>
          </table:table-cell>
          <table:table-cell table:number-columns-repeated="16380"/>
        </table:table-row>
        <table:table-row table:style-name="ro1">
          <table:table-cell office:value-type="float" office:value="4.91" table:style-name="ce3">
            <text:p>4.91</text:p>
          </table:table-cell>
          <table:table-cell office:value-type="float" office:value="0.25148000000000004" table:style-name="ce3">
            <text:p>0.25148</text:p>
          </table:table-cell>
          <table:table-cell office:value-type="float" office:value="4.8960000000000004E-2" table:style-name="ce3">
            <text:p>0.04896</text:p>
          </table:table-cell>
          <table:table-cell office:value-type="float" office:value="-16.66515463917526" table:style-name="ce3">
            <text:p>-16.66515464</text:p>
          </table:table-cell>
          <table:table-cell table:number-columns-repeated="16380"/>
        </table:table-row>
        <table:table-row table:style-name="ro1">
          <table:table-cell office:value-type="float" office:value="4.9765999999999995" table:style-name="ce3">
            <text:p>4.9766</text:p>
          </table:table-cell>
          <table:table-cell office:value-type="float" office:value="0.27500000000000002" table:style-name="ce3">
            <text:p>0.275</text:p>
          </table:table-cell>
          <table:table-cell office:value-type="float" office:value="4.1520000000000001E-2" table:style-name="ce3">
            <text:p>0.04152</text:p>
          </table:table-cell>
          <table:table-cell office:value-type="float" office:value="-17.26639175257732" table:style-name="ce3">
            <text:p>-17.26639175</text:p>
          </table:table-cell>
          <table:table-cell table:number-columns-repeated="16380"/>
        </table:table-row>
        <table:table-row table:style-name="ro1">
          <table:table-cell office:value-type="float" office:value="5.0433199999999996" table:style-name="ce3">
            <text:p>5.04332</text:p>
          </table:table-cell>
          <table:table-cell office:value-type="float" office:value="0.29508000000000001" table:style-name="ce3">
            <text:p>0.29508</text:p>
          </table:table-cell>
          <table:table-cell office:value-type="float" office:value="2.9480000000000003E-2" table:style-name="ce3">
            <text:p>0.02948</text:p>
          </table:table-cell>
          <table:table-cell office:value-type="float" office:value="-16.761649484536083" table:style-name="ce3">
            <text:p>-16.76164948</text:p>
          </table:table-cell>
          <table:table-cell table:number-columns-repeated="16380"/>
        </table:table-row>
        <table:table-row table:style-name="ro1">
          <table:table-cell office:value-type="float" office:value="5.1099199999999998" table:style-name="ce3">
            <text:p>5.10992</text:p>
          </table:table-cell>
          <table:table-cell office:value-type="float" office:value="0.31112000000000006" table:style-name="ce3">
            <text:p>0.31112</text:p>
          </table:table-cell>
          <table:table-cell office:value-type="float" office:value="1.6279999999999999E-2" table:style-name="ce3">
            <text:p>0.01628</text:p>
          </table:table-cell>
          <table:table-cell office:value-type="float" office:value="-14.653608247422682" table:style-name="ce3">
            <text:p>-14.65360825</text:p>
          </table:table-cell>
          <table:table-cell table:number-columns-repeated="16380"/>
        </table:table-row>
        <table:table-row table:style-name="ro1">
          <table:table-cell office:value-type="float" office:value="5.1766399999999999" table:style-name="ce3">
            <text:p>5.17664</text:p>
          </table:table-cell>
          <table:table-cell office:value-type="float" office:value="0.32028000000000001" table:style-name="ce3">
            <text:p>0.32028</text:p>
          </table:table-cell>
          <table:table-cell office:value-type="float" office:value="-3.4403600000000004E-4" table:style-name="ce3">
            <text:p>-0.000344036</text:p>
          </table:table-cell>
          <table:table-cell office:value-type="float" office:value="-12.070515463917529" table:style-name="ce3">
            <text:p>-12.07051546</text:p>
          </table:table-cell>
          <table:table-cell table:number-columns-repeated="16380"/>
        </table:table-row>
        <table:table-row table:style-name="ro1">
          <table:table-cell office:value-type="float" office:value="5.2432400000000001" table:style-name="ce3">
            <text:p>5.24324</text:p>
          </table:table-cell>
          <table:table-cell office:value-type="float" office:value="0.3266" table:style-name="ce3">
            <text:p>0.3266</text:p>
          </table:table-cell>
          <table:table-cell office:value-type="float" office:value="-1.4120000000000001E-2" table:style-name="ce3">
            <text:p>-0.01412</text:p>
          </table:table-cell>
          <table:table-cell office:value-type="float" office:value="-8.2404123711340205" table:style-name="ce3">
            <text:p>-8.240412371</text:p>
          </table:table-cell>
          <table:table-cell table:number-columns-repeated="16380"/>
        </table:table-row>
        <table:table-row table:style-name="ro1">
          <table:table-cell office:value-type="float" office:value="5.3099599999999993" table:style-name="ce3">
            <text:p>5.30996</text:p>
          </table:table-cell>
          <table:table-cell office:value-type="float" office:value="0.32544000000000006" table:style-name="ce3">
            <text:p>0.32544</text:p>
          </table:table-cell>
          <table:table-cell office:value-type="float" office:value="-2.5559999999999999E-2" table:style-name="ce3">
            <text:p>-0.02556</text:p>
          </table:table-cell>
          <table:table-cell office:value-type="float" office:value="-4.6404123711340208" table:style-name="ce3">
            <text:p>-4.640412371</text:p>
          </table:table-cell>
          <table:table-cell table:number-columns-repeated="16380"/>
        </table:table-row>
        <table:table-row table:style-name="ro1">
          <table:table-cell office:value-type="float" office:value="5.3765600000000004" table:style-name="ce3">
            <text:p>5.37656</text:p>
          </table:table-cell>
          <table:table-cell office:value-type="float" office:value="0.32028000000000001" table:style-name="ce3">
            <text:p>0.32028</text:p>
          </table:table-cell>
          <table:table-cell office:value-type="float" office:value="-3.3600000000000005E-2" table:style-name="ce3">
            <text:p>-0.0336</text:p>
          </table:table-cell>
          <table:table-cell office:value-type="float" office:value="-0.84742268041237079" table:style-name="ce3">
            <text:p>-0.84742268</text:p>
          </table:table-cell>
          <table:table-cell table:number-columns-repeated="16380"/>
        </table:table-row>
        <table:table-row table:style-name="ro1">
          <table:table-cell office:value-type="float" office:value="5.4432799999999997" table:style-name="ce3">
            <text:p>5.44328</text:p>
          </table:table-cell>
          <table:table-cell office:value-type="float" office:value="0.31167999999999996" table:style-name="ce3">
            <text:p>0.31168</text:p>
          </table:table-cell>
          <table:table-cell office:value-type="float" office:value="-3.9920000000000004E-2" table:style-name="ce3">
            <text:p>-0.03992</text:p>
          </table:table-cell>
          <table:table-cell office:value-type="float" office:value="2.9084536082474228" table:style-name="ce3">
            <text:p>2.908453608</text:p>
          </table:table-cell>
          <table:table-cell table:number-columns-repeated="16380"/>
        </table:table-row>
        <table:table-row table:style-name="ro1">
          <table:table-cell office:value-type="float" office:value="5.51" table:style-name="ce3">
            <text:p>5.51</text:p>
          </table:table-cell>
          <table:table-cell office:value-type="float" office:value="0.30368000000000006" table:style-name="ce3">
            <text:p>0.30368</text:p>
          </table:table-cell>
          <table:table-cell office:value-type="float" office:value="-4.2200000000000001E-2" table:style-name="ce3">
            <text:p>-0.0422</text:p>
          </table:table-cell>
          <table:table-cell office:value-type="float" office:value="5.3059793814432989" table:style-name="ce3">
            <text:p>5.305979381</text:p>
          </table:table-cell>
          <table:table-cell table:number-columns-repeated="16380"/>
        </table:table-row>
        <table:table-row table:style-name="ro1">
          <table:table-cell office:value-type="float" office:value="5.5766" table:style-name="ce3">
            <text:p>5.5766</text:p>
          </table:table-cell>
          <table:table-cell office:value-type="float" office:value="0.29447999999999996" table:style-name="ce3">
            <text:p>0.29448</text:p>
          </table:table-cell>
          <table:table-cell office:value-type="float" office:value="-3.9320000000000001E-2" table:style-name="ce3">
            <text:p>-0.03932</text:p>
          </table:table-cell>
          <table:table-cell office:value-type="float" office:value="6.8053608247422677" table:style-name="ce3">
            <text:p>6.805360825</text:p>
          </table:table-cell>
          <table:table-cell table:number-columns-repeated="16380"/>
        </table:table-row>
        <table:table-row table:style-name="ro1">
          <table:table-cell office:value-type="float" office:value="5.6433200000000001" table:style-name="ce3">
            <text:p>5.64332</text:p>
          </table:table-cell>
          <table:table-cell office:value-type="float" office:value="0.28588000000000002" table:style-name="ce3">
            <text:p>0.28588</text:p>
          </table:table-cell>
          <table:table-cell office:value-type="float" office:value="-3.4760000000000006E-2" table:style-name="ce3">
            <text:p>-0.03476</text:p>
          </table:table-cell>
          <table:table-cell office:value-type="float" office:value="6.9389690721649497" table:style-name="ce3">
            <text:p>6.938969072</text:p>
          </table:table-cell>
          <table:table-cell table:number-columns-repeated="16380"/>
        </table:table-row>
        <table:table-row table:style-name="ro1">
          <table:table-cell office:value-type="float" office:value="5.7099199999999994" table:style-name="ce3">
            <text:p>5.70992</text:p>
          </table:table-cell>
          <table:table-cell office:value-type="float" office:value="0.28016000000000008" table:style-name="ce3">
            <text:p>0.28016</text:p>
          </table:table-cell>
          <table:table-cell office:value-type="float" office:value="-2.5559999999999999E-2" table:style-name="ce3">
            <text:p>-0.02556</text:p>
          </table:table-cell>
          <table:table-cell office:value-type="float" office:value="6.397113402061855" table:style-name="ce3">
            <text:p>6.397113402</text:p>
          </table:table-cell>
          <table:table-cell table:number-columns-repeated="16380"/>
        </table:table-row>
        <table:table-row table:style-name="ro1">
          <table:table-cell office:value-type="float" office:value="5.7766399999999996" table:style-name="ce3">
            <text:p>5.77664</text:p>
          </table:table-cell>
          <table:table-cell office:value-type="float" office:value="0.27728000000000008" table:style-name="ce3">
            <text:p>0.27728</text:p>
          </table:table-cell>
          <table:table-cell office:value-type="float" office:value="-1.5240000000000002E-2" table:style-name="ce3">
            <text:p>-0.01524</text:p>
          </table:table-cell>
          <table:table-cell office:value-type="float" office:value="4.9422680412371136" table:style-name="ce3">
            <text:p>4.942268041</text:p>
          </table:table-cell>
          <table:table-cell table:number-columns-repeated="16380"/>
        </table:table-row>
        <table:table-row table:style-name="ro1">
          <table:table-cell office:value-type="float" office:value="5.8432399999999998" table:style-name="ce3">
            <text:p>5.84324</text:p>
          </table:table-cell>
          <table:table-cell office:value-type="float" office:value="0.28071999999999997" table:style-name="ce3">
            <text:p>0.28072</text:p>
          </table:table-cell>
          <table:table-cell office:value-type="float" office:value="-3.4403600000000004E-4" table:style-name="ce3">
            <text:p>-0.000344036</text:p>
          </table:table-cell>
          <table:table-cell office:value-type="float" office:value="2.4705154639175255" table:style-name="ce3">
            <text:p>2.470515464</text:p>
          </table:table-cell>
          <table:table-cell table:number-columns-repeated="16380"/>
        </table:table-row>
        <table:table-row table:style-name="ro1">
          <table:table-cell office:value-type="float" office:value="5.9099599999999999" table:style-name="ce3">
            <text:p>5.90996</text:p>
          </table:table-cell>
          <table:table-cell office:value-type="float" office:value="0.28820000000000001" table:style-name="ce3">
            <text:p>0.2882</text:p>
          </table:table-cell>
          <table:table-cell office:value-type="float" office:value="1.6279999999999999E-2" table:style-name="ce3">
            <text:p>0.01628</text:p>
          </table:table-cell>
          <table:table-cell office:value-type="float" office:value="-1.0923711340206181" table:style-name="ce3">
            <text:p>-1.092371134</text:p>
          </table:table-cell>
          <table:table-cell table:number-columns-repeated="16380"/>
        </table:table-row>
        <table:table-row table:style-name="ro1">
          <table:table-cell office:value-type="float" office:value="5.9765600000000001" table:style-name="ce3">
            <text:p>5.97656</text:p>
          </table:table-cell>
          <table:table-cell office:value-type="float" office:value="0.30308000000000002" table:style-name="ce3">
            <text:p>0.30308</text:p>
          </table:table-cell>
          <table:table-cell office:value-type="float" office:value="2.8320000000000001E-2" table:style-name="ce3">
            <text:p>0.02832</text:p>
          </table:table-cell>
          <table:table-cell office:value-type="float" office:value="-4.0094845360824749" table:style-name="ce3">
            <text:p>-4.009484536</text:p>
          </table:table-cell>
          <table:table-cell table:number-columns-repeated="16380"/>
        </table:table-row>
        <table:table-row table:style-name="ro1">
          <table:table-cell office:value-type="float" office:value="6.0432800000000002" table:style-name="ce3">
            <text:p>6.04328</text:p>
          </table:table-cell>
          <table:table-cell office:value-type="float" office:value="0.32144000000000006" table:style-name="ce3">
            <text:p>0.32144</text:p>
          </table:table-cell>
          <table:table-cell office:value-type="float" office:value="3.8640000000000008E-2" table:style-name="ce3">
            <text:p>0.03864</text:p>
          </table:table-cell>
          <table:table-cell office:value-type="float" office:value="-8.1439175257731975" table:style-name="ce3">
            <text:p>-8.143917526</text:p>
          </table:table-cell>
          <table:table-cell table:number-columns-repeated="16380"/>
        </table:table-row>
        <table:table-row table:style-name="ro1">
          <table:table-cell office:value-type="float" office:value="6.11" table:style-name="ce3">
            <text:p>6.11</text:p>
          </table:table-cell>
          <table:table-cell office:value-type="float" office:value="0.34496000000000004" table:style-name="ce3">
            <text:p>0.34496</text:p>
          </table:table-cell>
          <table:table-cell office:value-type="float" office:value="4.7840000000000001E-2" table:style-name="ce3">
            <text:p>0.04784</text:p>
          </table:table-cell>
          <table:table-cell office:value-type="float" office:value="-11.803298969072166" table:style-name="ce3">
            <text:p>-11.80329897</text:p>
          </table:table-cell>
          <table:table-cell table:number-columns-repeated="16380"/>
        </table:table-row>
        <table:table-row table:style-name="ro1">
          <table:table-cell office:value-type="float" office:value="6.1765999999999996" table:style-name="ce3">
            <text:p>6.1766</text:p>
          </table:table-cell>
          <table:table-cell office:value-type="float" office:value="0.37076000000000009" table:style-name="ce3">
            <text:p>0.37076</text:p>
          </table:table-cell>
          <table:table-cell office:value-type="float" office:value="4.8399999999999999E-2" table:style-name="ce3">
            <text:p>0.0484</text:p>
          </table:table-cell>
          <table:table-cell office:value-type="float" office:value="-14.297319587628866" table:style-name="ce3">
            <text:p>-14.29731959</text:p>
          </table:table-cell>
          <table:table-cell table:number-columns-repeated="16380"/>
        </table:table-row>
        <table:table-row table:style-name="ro1">
          <table:table-cell office:value-type="float" office:value="6.2433199999999998" table:style-name="ce3">
            <text:p>6.24332</text:p>
          </table:table-cell>
          <table:table-cell office:value-type="float" office:value="0.39256000000000002" table:style-name="ce3">
            <text:p>0.39256</text:p>
          </table:table-cell>
          <table:table-cell office:value-type="float" office:value="4.5520000000000005E-2" table:style-name="ce3">
            <text:p>0.04552</text:p>
          </table:table-cell>
          <table:table-cell office:value-type="float" office:value="-17.12536082474227" table:style-name="ce3">
            <text:p>-17.12536082</text:p>
          </table:table-cell>
          <table:table-cell table:number-columns-repeated="16380"/>
        </table:table-row>
        <table:table-row table:style-name="ro1">
          <table:table-cell office:value-type="float" office:value="6.30992" table:style-name="ce3">
            <text:p>6.30992</text:p>
          </table:table-cell>
          <table:table-cell office:value-type="float" office:value="0.41836000000000007" table:style-name="ce3">
            <text:p>0.41836</text:p>
          </table:table-cell>
          <table:table-cell office:value-type="float" office:value="3.6920000000000001E-2" table:style-name="ce3">
            <text:p>0.03692</text:p>
          </table:table-cell>
          <table:table-cell office:value-type="float" office:value="-17.006597938144331" table:style-name="ce3">
            <text:p>-17.00659794</text:p>
          </table:table-cell>
          <table:table-cell table:number-columns-repeated="16380"/>
        </table:table-row>
        <table:table-row table:style-name="ro1">
          <table:table-cell office:value-type="float" office:value="6.3766400000000001" table:style-name="ce3">
            <text:p>6.37664</text:p>
          </table:table-cell>
          <table:table-cell office:value-type="float" office:value="0.43667999999999996" table:style-name="ce3">
            <text:p>0.43668</text:p>
          </table:table-cell>
          <table:table-cell office:value-type="float" office:value="2.7160000000000004E-2" table:style-name="ce3">
            <text:p>0.02716</text:p>
          </table:table-cell>
          <table:table-cell office:value-type="float" office:value="-16.561237113402065" table:style-name="ce3">
            <text:p>-16.56123711</text:p>
          </table:table-cell>
          <table:table-cell table:number-columns-repeated="16380"/>
        </table:table-row>
        <table:table-row table:style-name="ro1">
          <table:table-cell office:value-type="float" office:value="6.4432400000000003" table:style-name="ce3">
            <text:p>6.44324</text:p>
          </table:table-cell>
          <table:table-cell office:value-type="float" office:value="0.44932000000000005" table:style-name="ce3">
            <text:p>0.44932</text:p>
          </table:table-cell>
          <table:table-cell office:value-type="float" office:value="8.8400000000000006E-3" table:style-name="ce3">
            <text:p>0.00884</text:p>
          </table:table-cell>
          <table:table-cell office:value-type="float" office:value="-14.75752577319588" table:style-name="ce3">
            <text:p>-14.75752577</text:p>
          </table:table-cell>
          <table:table-cell table:number-columns-repeated="16380"/>
        </table:table-row>
        <table:table-row table:style-name="ro1">
          <table:table-cell office:value-type="float" office:value="6.5099599999999995" table:style-name="ce3">
            <text:p>6.50996</text:p>
          </table:table-cell>
          <table:table-cell office:value-type="float" office:value="0.4579200000000001" table:style-name="ce3">
            <text:p>0.45792</text:p>
          </table:table-cell>
          <table:table-cell office:value-type="float" office:value="-5.5200000000000006E-3" table:style-name="ce3">
            <text:p>-0.00552</text:p>
          </table:table-cell>
          <table:table-cell office:value-type="float" office:value="-11.04618556701031" table:style-name="ce3">
            <text:p>-11.04618557</text:p>
          </table:table-cell>
          <table:table-cell table:number-columns-repeated="16380"/>
        </table:table-row>
        <table:table-row table:style-name="ro1">
          <table:table-cell office:value-type="float" office:value="6.5765600000000006" table:style-name="ce3">
            <text:p>6.57656</text:p>
          </table:table-cell>
          <table:table-cell office:value-type="float" office:value="0.46135999999999999" table:style-name="ce3">
            <text:p>0.46136</text:p>
          </table:table-cell>
          <table:table-cell office:value-type="float" office:value="-2.1000000000000001E-2" table:style-name="ce3">
            <text:p>-0.021</text:p>
          </table:table-cell>
          <table:table-cell office:value-type="float" office:value="-7.8098969072164941" table:style-name="ce3">
            <text:p>-7.809896907</text:p>
          </table:table-cell>
          <table:table-cell table:number-columns-repeated="16380"/>
        </table:table-row>
        <table:table-row table:style-name="ro1">
          <table:table-cell office:value-type="float" office:value="6.6432799999999999" table:style-name="ce3">
            <text:p>6.64328</text:p>
          </table:table-cell>
          <table:table-cell office:value-type="float" office:value="0.45848000000000011" table:style-name="ce3">
            <text:p>0.45848</text:p>
          </table:table-cell>
          <table:table-cell office:value-type="float" office:value="-3.4160000000000003E-2" table:style-name="ce3">
            <text:p>-0.03416</text:p>
          </table:table-cell>
          <table:table-cell office:value-type="float" office:value="-4.1579381443298971" table:style-name="ce3">
            <text:p>-4.157938144</text:p>
          </table:table-cell>
          <table:table-cell table:number-columns-repeated="16380"/>
        </table:table-row>
        <table:table-row table:style-name="ro1">
          <table:table-cell office:value-type="float" office:value="6.71" table:style-name="ce3">
            <text:p>6.71</text:p>
          </table:table-cell>
          <table:table-cell office:value-type="float" office:value="0.45044000000000006" table:style-name="ce3">
            <text:p>0.45044</text:p>
          </table:table-cell>
          <table:table-cell office:value-type="float" office:value="-4.2200000000000001E-2" table:style-name="ce3">
            <text:p>-0.0422</text:p>
          </table:table-cell>
          <table:table-cell office:value-type="float" office:value="-0.27587628865979319" table:style-name="ce3">
            <text:p>-0.275876289</text:p>
          </table:table-cell>
          <table:table-cell table:number-columns-repeated="16380"/>
        </table:table-row>
        <table:table-row table:style-name="ro1">
          <table:table-cell office:value-type="float" office:value="6.7765999999999993" table:style-name="ce3">
            <text:p>6.7766</text:p>
          </table:table-cell>
          <table:table-cell office:value-type="float" office:value="0.43900000000000006" table:style-name="ce3">
            <text:p>0.439</text:p>
          </table:table-cell>
          <table:table-cell office:value-type="float" office:value="-4.9080000000000006E-2" table:style-name="ce3">
            <text:p>-0.04908</text:p>
          </table:table-cell>
          <table:table-cell office:value-type="float" office:value="2.4334020618556709" table:style-name="ce3">
            <text:p>2.433402062</text:p>
          </table:table-cell>
          <table:table-cell table:number-columns-repeated="16380"/>
        </table:table-row>
        <table:table-row table:style-name="ro1">
          <table:table-cell office:value-type="float" office:value="6.8433199999999994" table:style-name="ce3">
            <text:p>6.84332</text:p>
          </table:table-cell>
          <table:table-cell office:value-type="float" office:value="0.42868000000000006" table:style-name="ce3">
            <text:p>0.42868</text:p>
          </table:table-cell>
          <table:table-cell office:value-type="float" office:value="-4.8520000000000008E-2" table:style-name="ce3">
            <text:p>-0.04852</text:p>
          </table:table-cell>
          <table:table-cell office:value-type="float" office:value="4.4078350515463933" table:style-name="ce3">
            <text:p>4.407835052</text:p>
          </table:table-cell>
          <table:table-cell table:number-columns-repeated="16380"/>
        </table:table-row>
        <table:table-row table:style-name="ro1">
          <table:table-cell office:value-type="float" office:value="6.9099199999999996" table:style-name="ce3">
            <text:p>6.90992</text:p>
          </table:table-cell>
          <table:table-cell office:value-type="float" office:value="0.42120000000000002" table:style-name="ce3">
            <text:p>0.4212</text:p>
          </table:table-cell>
          <table:table-cell office:value-type="float" office:value="-4.4479999999999999E-2" table:style-name="ce3">
            <text:p>-0.04448</text:p>
          </table:table-cell>
          <table:table-cell office:value-type="float" office:value="5.4915463917525784" table:style-name="ce3">
            <text:p>5.491546392</text:p>
          </table:table-cell>
          <table:table-cell table:number-columns-repeated="16380"/>
        </table:table-row>
        <table:table-row table:style-name="ro1">
          <table:table-cell office:value-type="float" office:value="6.9766399999999997" table:style-name="ce3">
            <text:p>6.97664</text:p>
          </table:table-cell>
          <table:table-cell office:value-type="float" office:value="0.41548000000000007" table:style-name="ce3">
            <text:p>0.41548</text:p>
          </table:table-cell>
          <table:table-cell office:value-type="float" office:value="-3.2440000000000004E-2" table:style-name="ce3">
            <text:p>-0.03244</text:p>
          </table:table-cell>
          <table:table-cell office:value-type="float" office:value="5.0684536082474239" table:style-name="ce3">
            <text:p>5.068453608</text:p>
          </table:table-cell>
          <table:table-cell table:number-columns-repeated="16380"/>
        </table:table-row>
        <table:table-row table:style-name="ro1">
          <table:table-cell office:value-type="float" office:value="7.0432399999999991" table:style-name="ce3">
            <text:p>7.04324</text:p>
          </table:table-cell>
          <table:table-cell office:value-type="float" office:value="0.41432000000000002" table:style-name="ce3">
            <text:p>0.41432</text:p>
          </table:table-cell>
          <table:table-cell office:value-type="float" office:value="-1.9280000000000002E-2" table:style-name="ce3">
            <text:p>-0.01928</text:p>
          </table:table-cell>
          <table:table-cell office:value-type="float" office:value="3.5690721649484534" table:style-name="ce3">
            <text:p>3.569072165</text:p>
          </table:table-cell>
          <table:table-cell table:number-columns-repeated="16380"/>
        </table:table-row>
        <table:table-row table:style-name="ro1">
          <table:table-cell office:value-type="float" office:value="7.1099599999999992" table:style-name="ce3">
            <text:p>7.10996</text:p>
          </table:table-cell>
          <table:table-cell office:value-type="float" office:value="0.41776000000000002" table:style-name="ce3">
            <text:p>0.41776</text:p>
          </table:table-cell>
          <table:table-cell office:value-type="float" office:value="-3.7844000000000003E-3" table:style-name="ce3">
            <text:p>-0.0037844</text:p>
          </table:table-cell>
          <table:table-cell office:value-type="float" office:value="1.2754639175257738" table:style-name="ce3">
            <text:p>1.275463918</text:p>
          </table:table-cell>
          <table:table-cell table:number-columns-repeated="16380"/>
        </table:table-row>
        <table:table-row table:style-name="ro1">
          <table:table-cell office:value-type="float" office:value="7.1765599999999994" table:style-name="ce3">
            <text:p>7.17656</text:p>
          </table:table-cell>
          <table:table-cell office:value-type="float" office:value="0.42636000000000007" table:style-name="ce3">
            <text:p>0.42636</text:p>
          </table:table-cell>
          <table:table-cell office:value-type="float" office:value="1.2280000000000001E-2" table:style-name="ce3">
            <text:p>0.01228</text:p>
          </table:table-cell>
          <table:table-cell office:value-type="float" office:value="-0.82515463917525755" table:style-name="ce3">
            <text:p>-0.825154639</text:p>
          </table:table-cell>
          <table:table-cell table:number-columns-repeated="16380"/>
        </table:table-row>
        <table:table-row table:style-name="ro1">
          <table:table-cell office:value-type="float" office:value="7.2432799999999995" table:style-name="ce3">
            <text:p>7.24328</text:p>
          </table:table-cell>
          <table:table-cell office:value-type="float" office:value="0.44072" table:style-name="ce3">
            <text:p>0.44072</text:p>
          </table:table-cell>
          <table:table-cell office:value-type="float" office:value="2.8880000000000003E-2" table:style-name="ce3">
            <text:p>0.02888</text:p>
          </table:table-cell>
          <table:table-cell office:value-type="float" office:value="-5.0263917525773198" table:style-name="ce3">
            <text:p>-5.026391753</text:p>
          </table:table-cell>
          <table:table-cell table:number-columns-repeated="16380"/>
        </table:table-row>
        <table:table-row table:style-name="ro1">
          <table:table-cell office:value-type="float" office:value="7.31" table:style-name="ce3">
            <text:p>7.31</text:p>
          </table:table-cell>
          <table:table-cell office:value-type="float" office:value="0.4579200000000001" table:style-name="ce3">
            <text:p>0.45792</text:p>
          </table:table-cell>
          <table:table-cell office:value-type="float" office:value="4.1520000000000001E-2" table:style-name="ce3">
            <text:p>0.04152</text:p>
          </table:table-cell>
          <table:table-cell office:value-type="float" office:value="-8.1290721649484539" table:style-name="ce3">
            <text:p>-8.129072165</text:p>
          </table:table-cell>
          <table:table-cell table:number-columns-repeated="16380"/>
        </table:table-row>
        <table:table-row table:style-name="ro1">
          <table:table-cell office:value-type="float" office:value="7.3765999999999989" table:style-name="ce3">
            <text:p>7.3766</text:p>
          </table:table-cell>
          <table:table-cell office:value-type="float" office:value="0.47855999999999999" table:style-name="ce3">
            <text:p>0.47856</text:p>
          </table:table-cell>
          <table:table-cell office:value-type="float" office:value="4.956E-2" table:style-name="ce3">
            <text:p>0.04956</text:p>
          </table:table-cell>
          <table:table-cell office:value-type="float" office:value="-10.882886597938146" table:style-name="ce3">
            <text:p>-10.8828866</text:p>
          </table:table-cell>
          <table:table-cell table:number-columns-repeated="16380"/>
        </table:table-row>
        <table:table-row table:style-name="ro1">
          <table:table-cell office:value-type="float" office:value="7.443319999999999" table:style-name="ce3">
            <text:p>7.44332</text:p>
          </table:table-cell>
          <table:table-cell office:value-type="float" office:value="0.50320000000000009" table:style-name="ce3">
            <text:p>0.5032</text:p>
          </table:table-cell>
          <table:table-cell office:value-type="float" office:value="5.3559999999999997E-2" table:style-name="ce3">
            <text:p>0.05356</text:p>
          </table:table-cell>
          <table:table-cell office:value-type="float" office:value="-14.401237113402063" table:style-name="ce3">
            <text:p>-14.40123711</text:p>
          </table:table-cell>
          <table:table-cell table:number-columns-repeated="16380"/>
        </table:table-row>
        <table:table-row table:style-name="ro1">
          <table:table-cell office:value-type="float" office:value="7.5099200000000002" table:style-name="ce3">
            <text:p>7.50992</text:p>
          </table:table-cell>
          <table:table-cell office:value-type="float" office:value="0.52500000000000002" table:style-name="ce3">
            <text:p>0.525</text:p>
          </table:table-cell>
          <table:table-cell office:value-type="float" office:value="5.0119999999999998E-2" table:style-name="ce3">
            <text:p>0.05012</text:p>
          </table:table-cell>
          <table:table-cell office:value-type="float" office:value="-16.242061855670105" table:style-name="ce3">
            <text:p>-16.24206186</text:p>
          </table:table-cell>
          <table:table-cell table:number-columns-repeated="16380"/>
        </table:table-row>
        <table:table-row table:style-name="ro1">
          <table:table-cell office:value-type="float" office:value="7.5766400000000003" table:style-name="ce3">
            <text:p>7.57664</text:p>
          </table:table-cell>
          <table:table-cell office:value-type="float" office:value="0.54680000000000006" table:style-name="ce3">
            <text:p>0.5468</text:p>
          </table:table-cell>
          <table:table-cell office:value-type="float" office:value="4.2080000000000006E-2" table:style-name="ce3">
            <text:p>0.04208</text:p>
          </table:table-cell>
          <table:table-cell office:value-type="float" office:value="-16.954639175257732" table:style-name="ce3">
            <text:p>-16.95463918</text:p>
          </table:table-cell>
          <table:table-cell table:number-columns-repeated="16380"/>
        </table:table-row>
        <table:table-row table:style-name="ro1">
          <table:table-cell office:value-type="float" office:value="7.6432399999999996" table:style-name="ce3">
            <text:p>7.64324</text:p>
          </table:table-cell>
          <table:table-cell office:value-type="float" office:value="0.56572" table:style-name="ce3">
            <text:p>0.56572</text:p>
          </table:table-cell>
          <table:table-cell office:value-type="float" office:value="3.0600000000000002E-2" table:style-name="ce3">
            <text:p>0.0306</text:p>
          </table:table-cell>
          <table:table-cell office:value-type="float" office:value="-16.761649484536083" table:style-name="ce3">
            <text:p>-16.76164948</text:p>
          </table:table-cell>
          <table:table-cell table:number-columns-repeated="16380"/>
        </table:table-row>
        <table:table-row table:style-name="ro1">
          <table:table-cell office:value-type="float" office:value="7.7099599999999997" table:style-name="ce3">
            <text:p>7.70996</text:p>
          </table:table-cell>
          <table:table-cell office:value-type="float" office:value="0.57888000000000006" table:style-name="ce3">
            <text:p>0.57888</text:p>
          </table:table-cell>
          <table:table-cell office:value-type="float" office:value="1.6840000000000001E-2" table:style-name="ce3">
            <text:p>0.01684</text:p>
          </table:table-cell>
          <table:table-cell office:value-type="float" office:value="-14.75752577319588" table:style-name="ce3">
            <text:p>-14.75752577</text:p>
          </table:table-cell>
          <table:table-cell table:number-columns-repeated="16380"/>
        </table:table-row>
        <table:table-row table:style-name="ro1">
          <table:table-cell office:value-type="float" office:value="7.7765599999999999" table:style-name="ce3">
            <text:p>7.77656</text:p>
          </table:table-cell>
          <table:table-cell office:value-type="float" office:value="0.58808000000000005" table:style-name="ce3">
            <text:p>0.58808</text:p>
          </table:table-cell>
          <table:table-cell office:value-type="float" office:value="2.5229200000000001E-3" table:style-name="ce3">
            <text:p>0.00252292</text:p>
          </table:table-cell>
          <table:table-cell office:value-type="float" office:value="-11.81814432989691" table:style-name="ce3">
            <text:p>-11.81814433</text:p>
          </table:table-cell>
          <table:table-cell table:number-columns-repeated="16380"/>
        </table:table-row>
        <table:table-row table:style-name="ro1">
          <table:table-cell office:value-type="float" office:value="7.84328" table:style-name="ce3">
            <text:p>7.84328</text:p>
          </table:table-cell>
          <table:table-cell office:value-type="float" office:value="0.59379999999999999" table:style-name="ce3">
            <text:p>0.5938</text:p>
          </table:table-cell>
          <table:table-cell office:value-type="float" office:value="-1.18E-2" table:style-name="ce3">
            <text:p>-0.0118</text:p>
          </table:table-cell>
          <table:table-cell office:value-type="float" office:value="-8.2404123711340205" table:style-name="ce3">
            <text:p>-8.240412371</text:p>
          </table:table-cell>
          <table:table-cell table:number-columns-repeated="16380"/>
        </table:table-row>
        <table:table-row table:style-name="ro1">
          <table:table-cell office:value-type="float" office:value="7.91" table:style-name="ce3">
            <text:p>7.91</text:p>
          </table:table-cell>
          <table:table-cell office:value-type="float" office:value="0.59208000000000005" table:style-name="ce3">
            <text:p>0.59208</text:p>
          </table:table-cell>
          <table:table-cell office:value-type="float" office:value="-2.5559999999999999E-2" table:style-name="ce3">
            <text:p>-0.02556</text:p>
          </table:table-cell>
          <table:table-cell office:value-type="float" office:value="-4.4177319587628867" table:style-name="ce3">
            <text:p>-4.417731959</text:p>
          </table:table-cell>
          <table:table-cell table:number-columns-repeated="16380"/>
        </table:table-row>
        <table:table-row table:style-name="ro1">
          <table:table-cell office:value-type="float" office:value="7.9765999999999995" table:style-name="ce3">
            <text:p>7.9766</text:p>
          </table:table-cell>
          <table:table-cell office:value-type="float" office:value="0.58808000000000005" table:style-name="ce3">
            <text:p>0.58808</text:p>
          </table:table-cell>
          <table:table-cell office:value-type="float" office:value="-3.4160000000000003E-2" table:style-name="ce3">
            <text:p>-0.03416</text:p>
          </table:table-cell>
          <table:table-cell office:value-type="float" office:value="-0.8919587628865977" table:style-name="ce3">
            <text:p>-0.891958763</text:p>
          </table:table-cell>
          <table:table-cell table:number-columns-repeated="16380"/>
        </table:table-row>
        <table:table-row table:style-name="ro1">
          <table:table-cell office:value-type="float" office:value="8.0433199999999996" table:style-name="ce3">
            <text:p>8.04332</text:p>
          </table:table-cell>
          <table:table-cell office:value-type="float" office:value="0.57888000000000006" table:style-name="ce3">
            <text:p>0.57888</text:p>
          </table:table-cell>
          <table:table-cell office:value-type="float" office:value="-4.104E-2" table:style-name="ce3">
            <text:p>-0.04104</text:p>
          </table:table-cell>
          <table:table-cell office:value-type="float" office:value="2.9084536082474228" table:style-name="ce3">
            <text:p>2.908453608</text:p>
          </table:table-cell>
          <table:table-cell table:number-columns-repeated="16380"/>
        </table:table-row>
        <table:table-row table:style-name="ro1">
          <table:table-cell office:value-type="float" office:value="8.1099199999999989" table:style-name="ce3">
            <text:p>8.10992</text:p>
          </table:table-cell>
          <table:table-cell office:value-type="float" office:value="0.56972" table:style-name="ce3">
            <text:p>0.56972</text:p>
          </table:table-cell>
          <table:table-cell office:value-type="float" office:value="-4.3920000000000001E-2" table:style-name="ce3">
            <text:p>-0.04392</text:p>
          </table:table-cell>
          <table:table-cell office:value-type="float" office:value="5.1946391752577323" table:style-name="ce3">
            <text:p>5.194639175</text:p>
          </table:table-cell>
          <table:table-cell table:number-columns-repeated="16380"/>
        </table:table-row>
        <table:table-row table:style-name="ro1">
          <table:table-cell office:value-type="float" office:value="8.176639999999999" table:style-name="ce3">
            <text:p>8.17664</text:p>
          </table:table-cell>
          <table:table-cell office:value-type="float" office:value="0.55940000000000012" table:style-name="ce3">
            <text:p>0.5594</text:p>
          </table:table-cell>
          <table:table-cell office:value-type="float" office:value="-4.3920000000000001E-2" table:style-name="ce3">
            <text:p>-0.04392</text:p>
          </table:table-cell>
          <table:table-cell office:value-type="float" office:value="6.5455670103092789" table:style-name="ce3">
            <text:p>6.54556701</text:p>
          </table:table-cell>
          <table:table-cell table:number-columns-repeated="16380"/>
        </table:table-row>
        <table:table-row table:style-name="ro1">
          <table:table-cell office:value-type="float" office:value="8.2432399999999983" table:style-name="ce3">
            <text:p>8.24324</text:p>
          </table:table-cell>
          <table:table-cell office:value-type="float" office:value="0.55196000000000001" table:style-name="ce3">
            <text:p>0.55196</text:p>
          </table:table-cell>
          <table:table-cell office:value-type="float" office:value="-3.7600000000000001E-2" table:style-name="ce3">
            <text:p>-0.0376</text:p>
          </table:table-cell>
          <table:table-cell office:value-type="float" office:value="6.5381443298969071" table:style-name="ce3">
            <text:p>6.53814433</text:p>
          </table:table-cell>
          <table:table-cell table:number-columns-repeated="16380"/>
        </table:table-row>
        <table:table-row table:style-name="ro1">
          <table:table-cell office:value-type="float" office:value="8.3099599999999985" table:style-name="ce3">
            <text:p>8.30996</text:p>
          </table:table-cell>
          <table:table-cell office:value-type="float" office:value="0.54852000000000001" table:style-name="ce3">
            <text:p>0.54852</text:p>
          </table:table-cell>
          <table:table-cell office:value-type="float" office:value="-2.844E-2" table:style-name="ce3">
            <text:p>-0.02844</text:p>
          </table:table-cell>
          <table:table-cell office:value-type="float" office:value="5.4618556701030929" table:style-name="ce3">
            <text:p>5.46185567</text:p>
          </table:table-cell>
          <table:table-cell table:number-columns-repeated="16380"/>
        </table:table-row>
        <table:table-row table:style-name="ro1">
          <table:table-cell office:value-type="float" office:value="8.3765599999999996" table:style-name="ce3">
            <text:p>8.37656</text:p>
          </table:table-cell>
          <table:table-cell office:value-type="float" office:value="0.54964000000000013" table:style-name="ce3">
            <text:p>0.54964</text:p>
          </table:table-cell>
          <table:table-cell office:value-type="float" office:value="-1.4680000000000002E-2" table:style-name="ce3">
            <text:p>-0.01468</text:p>
          </table:table-cell>
          <table:table-cell office:value-type="float" office:value="3.0272164948453613" table:style-name="ce3">
            <text:p>3.027216495</text:p>
          </table:table-cell>
          <table:table-cell table:number-columns-repeated="16380"/>
        </table:table-row>
        <table:table-row table:style-name="ro1">
          <table:table-cell office:value-type="float" office:value="8.4432799999999997" table:style-name="ce3">
            <text:p>8.44328</text:p>
          </table:table-cell>
          <table:table-cell office:value-type="float" office:value="0.55712000000000006" table:style-name="ce3">
            <text:p>0.55712</text:p>
          </table:table-cell>
          <table:table-cell office:value-type="float" office:value="2.5229200000000001E-3" table:style-name="ce3">
            <text:p>0.00252292</text:p>
          </table:table-cell>
          <table:table-cell office:value-type="float" office:value="9.5257731958763081E-2" table:style-name="ce3">
            <text:p>0.095257732</text:p>
          </table:table-cell>
          <table:table-cell table:number-columns-repeated="16380"/>
        </table:table-row>
        <table:table-row table:style-name="ro1">
          <table:table-cell office:value-type="float" office:value="8.51" table:style-name="ce3">
            <text:p>8.51</text:p>
          </table:table-cell>
          <table:table-cell office:value-type="float" office:value="0.57144000000000006" table:style-name="ce3">
            <text:p>0.57144</text:p>
          </table:table-cell>
          <table:table-cell office:value-type="float" office:value="1.856E-2" table:style-name="ce3">
            <text:p>0.01856</text:p>
          </table:table-cell>
          <table:table-cell office:value-type="float" office:value="-3.3191010309278353" table:style-name="ce3">
            <text:p>-3.319101031</text:p>
          </table:table-cell>
          <table:table-cell table:number-columns-repeated="16380"/>
        </table:table-row>
        <table:table-row table:style-name="ro1">
          <table:table-cell office:value-type="float" office:value="8.5765999999999991" table:style-name="ce3">
            <text:p>8.5766</text:p>
          </table:table-cell>
          <table:table-cell office:value-type="float" office:value="0.58979999999999999" table:style-name="ce3">
            <text:p>0.5898</text:p>
          </table:table-cell>
          <table:table-cell office:value-type="float" office:value="3.4040000000000001E-2" table:style-name="ce3">
            <text:p>0.03404</text:p>
          </table:table-cell>
          <table:table-cell office:value-type="float" office:value="-7.6243298969072164" table:style-name="ce3">
            <text:p>-7.624329897</text:p>
          </table:table-cell>
          <table:table-cell table:number-columns-repeated="16380"/>
        </table:table-row>
        <table:table-row table:style-name="ro1">
          <table:table-cell office:value-type="float" office:value="8.6433199999999992" table:style-name="ce3">
            <text:p>8.64332</text:p>
          </table:table-cell>
          <table:table-cell office:value-type="float" office:value="0.61216000000000004" table:style-name="ce3">
            <text:p>0.61216</text:p>
          </table:table-cell>
          <table:table-cell office:value-type="float" office:value="4.6120000000000001E-2" table:style-name="ce3">
            <text:p>0.04612</text:p>
          </table:table-cell>
          <table:table-cell office:value-type="float" office:value="-11.305979381443299" table:style-name="ce3">
            <text:p>-11.30597938</text:p>
          </table:table-cell>
          <table:table-cell table:number-columns-repeated="16380"/>
        </table:table-row>
        <table:table-row table:style-name="ro1">
          <table:table-cell office:value-type="float" office:value="8.7099199999999986" table:style-name="ce3">
            <text:p>8.70992</text:p>
          </table:table-cell>
          <table:table-cell office:value-type="float" office:value="0.63568000000000002" table:style-name="ce3">
            <text:p>0.63568</text:p>
          </table:table-cell>
          <table:table-cell office:value-type="float" office:value="5.1280000000000006E-2" table:style-name="ce3">
            <text:p>0.05128</text:p>
          </table:table-cell>
          <table:table-cell office:value-type="float" office:value="-14.616494845360826" table:style-name="ce3">
            <text:p>-14.61649485</text:p>
          </table:table-cell>
          <table:table-cell table:number-columns-repeated="16380"/>
        </table:table-row>
        <table:table-row table:style-name="ro1">
          <table:table-cell office:value-type="float" office:value="8.7766399999999987" table:style-name="ce3">
            <text:p>8.77664</text:p>
          </table:table-cell>
          <table:table-cell office:value-type="float" office:value="0.65976000000000001" table:style-name="ce3">
            <text:p>0.65976</text:p>
          </table:table-cell>
          <table:table-cell office:value-type="float" office:value="5.2400000000000002E-2" table:style-name="ce3">
            <text:p>0.0524</text:p>
          </table:table-cell>
          <table:table-cell office:value-type="float" office:value="-17.021443298969075" table:style-name="ce3">
            <text:p>-17.0214433</text:p>
          </table:table-cell>
          <table:table-cell table:number-columns-repeated="16380"/>
        </table:table-row>
        <table:table-row table:style-name="ro1">
          <table:table-cell office:value-type="float" office:value="8.843239999999998" table:style-name="ce3">
            <text:p>8.84324</text:p>
          </table:table-cell>
          <table:table-cell office:value-type="float" office:value="0.68212000000000006" table:style-name="ce3">
            <text:p>0.68212</text:p>
          </table:table-cell>
          <table:table-cell office:value-type="float" office:value="4.6679999999999999E-2" table:style-name="ce3">
            <text:p>0.04668</text:p>
          </table:table-cell>
          <table:table-cell office:value-type="float" office:value="-18.283298969072167" table:style-name="ce3">
            <text:p>-18.28329897</text:p>
          </table:table-cell>
          <table:table-cell table:number-columns-repeated="16380"/>
        </table:table-row>
        <table:table-row table:style-name="ro1">
          <table:table-cell office:value-type="float" office:value="8.9099599999999981" table:style-name="ce3">
            <text:p>8.90996</text:p>
          </table:table-cell>
          <table:table-cell office:value-type="float" office:value="0.70276000000000005" table:style-name="ce3">
            <text:p>0.70276</text:p>
          </table:table-cell>
          <table:table-cell office:value-type="float" office:value="3.4639999999999997E-2" table:style-name="ce3">
            <text:p>0.03464</text:p>
          </table:table-cell>
          <table:table-cell office:value-type="float" office:value="-18.35010309278351" table:style-name="ce3">
            <text:p>-18.35010309</text:p>
          </table:table-cell>
          <table:table-cell table:number-columns-repeated="16380"/>
        </table:table-row>
        <table:table-row table:style-name="ro1">
          <table:table-cell office:value-type="float" office:value="8.9765599999999992" table:style-name="ce3">
            <text:p>8.97656</text:p>
          </table:table-cell>
          <table:table-cell office:value-type="float" office:value="0.71880000000000011" table:style-name="ce3">
            <text:p>0.7188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-16.650309278350516" table:style-name="ce3">
            <text:p>-16.65030928</text:p>
          </table:table-cell>
          <table:table-cell table:number-columns-repeated="16380"/>
        </table:table-row>
        <table:table-row table:number-rows-repeated="10484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zhf</meta:initial-creator>
    <dc:creator>Alex</dc:creator>
    <meta:creation-date>2017-03-08T09:32:17Z</meta:creation-date>
    <dc:date>2018-05-30T11:30:2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-0.06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origin="-0.06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plot-area chart:style-name="Plt0">
          <chart:axis chart:dimension="x" chart:name="primary-x" chart:style-name="Axs0">
            <chart:title chart:style-name="AT00">
              <text:p text:style-name="a0" text:class-names="" text:cond-style-name="">time (s)</text:p>
            </chart:title>
          </chart:axis>
          <chart:axis chart:dimension="y" chart:name="primary-y" chart:style-name="Axs1">
            <chart:title chart:style-name="AT01">
              <text:p text:style-name="a1" text:class-names="" text:cond-style-name="">heave (m)</text:p>
            </chart:title>
            <chart:grid chart:class="major" chart:style-name="GMa1"/>
          </chart:axis>
          <chart:series chart:label-cell-address="FloatingMotion_mk61.$C$1" chart:values-cell-range-address="FloatingMotion_mk61.$C$2:.$C$272" chart:class="chart:scatter" chart:attached-axis="primary-y" chart:style-name="G0S0">
            <chart:domain table:cell-range-address="FloatingMotion_mk61.$A$2:.$A$272"/>
            <chart:data-point chart:repeated="27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-0.2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-0.2" chart:interval-major="0.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plot-area chart:style-name="Plt0">
          <chart:axis chart:dimension="x" chart:name="primary-x" chart:style-name="Axs0">
            <chart:title chart:style-name="AT00">
              <text:p text:style-name="a0" text:class-names="" text:cond-style-name="">time (s)</text:p>
            </chart:title>
          </chart:axis>
          <chart:axis chart:dimension="y" chart:name="primary-y" chart:style-name="Axs1">
            <chart:title chart:style-name="AT01">
              <text:p text:style-name="a1" text:class-names="" text:cond-style-name="">surge (m)</text:p>
            </chart:title>
            <chart:grid chart:class="major" chart:style-name="GMa1"/>
          </chart:axis>
          <chart:series chart:label-cell-address="FloatingMotion_mk61.$B$1" chart:values-cell-range-address="FloatingMotion_mk61.$B$2:.$B$272" chart:class="chart:scatter" chart:attached-axis="primary-y" chart:style-name="G0S0">
            <chart:domain table:cell-range-address="FloatingMotion_mk61.$A$2:.$A$272"/>
            <chart:data-point chart:repeated="27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-20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-2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plot-area chart:style-name="Plt0">
          <chart:axis chart:dimension="x" chart:name="primary-x" chart:style-name="Axs0">
            <chart:title chart:style-name="AT00">
              <text:p text:style-name="a0" text:class-names="" text:cond-style-name="">time (s)</text:p>
            </chart:title>
          </chart:axis>
          <chart:axis chart:dimension="y" chart:name="primary-y" chart:style-name="Axs1">
            <chart:title chart:style-name="AT01">
              <text:p text:style-name="a1" text:class-names="" text:cond-style-name="">roll (degrees)</text:p>
            </chart:title>
            <chart:grid chart:class="major" chart:style-name="GMa1"/>
          </chart:axis>
          <chart:series chart:label-cell-address="FloatingMotion_mk61.$D$1" chart:values-cell-range-address="FloatingMotion_mk61.$D$2:.$D$272" chart:class="chart:scatter" chart:attached-axis="primary-y" chart:style-name="G0S0">
            <chart:domain table:cell-range-address="FloatingMotion_mk61.$A$2:.$A$272"/>
            <chart:data-point chart:repeated="27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